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add8" officeooo:paragraph-rsid="000dadd8"/>
    </style:style>
    <style:style style:name="P2" style:family="paragraph" style:parent-style-name="Standard">
      <style:text-properties officeooo:rsid="000ec9cd" officeooo:paragraph-rsid="000ec9cd"/>
    </style:style>
    <style:style style:name="P3" style:family="paragraph" style:parent-style-name="Standard">
      <style:text-properties fo:font-weight="bold" officeooo:rsid="000dadd8" officeooo:paragraph-rsid="000dadd8" style:font-weight-asian="bold" style:font-weight-complex="bold"/>
    </style:style>
    <style:style style:name="T1" style:family="text">
      <style:text-properties officeooo:rsid="000ec9c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input = input_in;</text:p>
      <text:p text:style-name="P1">a = mod[k];</text:p>
      <text:p text:style-name="P1"/>
      <text:p text:style-name="P1"><text:span text:style-name="T2">if</text:span> ( up == 1 )</text:p>
      <text:p text:style-name="P1">{</text:p>
      <text:p text:style-name="P1"><text:tab/><text:span text:style-name="T2">if </text:span>( k == 22048 )</text:p>
      <text:p text:style-name="P1"><text:tab/>{</text:p>
      <text:p text:style-name="P1"><text:tab/><text:tab/>up = 0;</text:p>
      <text:p text:style-name="P1"><text:tab/>}</text:p>
      <text:p text:style-name="P1"><text:tab/><text:span text:style-name="T2">else</text:span></text:p>
      <text:p text:style-name="P1"><text:tab/>{</text:p>
      <text:p text:style-name="P1"><text:tab/><text:tab/>up = 1;</text:p>
      <text:p text:style-name="P1"><text:tab/>}</text:p>
      <text:p text:style-name="P1">}</text:p>
      <text:p text:style-name="P3">else</text:p>
      <text:p text:style-name="P1">{</text:p>
      <text:p text:style-name="P1"><text:tab/><text:span text:style-name="T2">if </text:span>( k == 1 )</text:p>
      <text:p text:style-name="P1"><text:tab/>{</text:p>
      <text:p text:style-name="P1"><text:tab/><text:tab/>up = 1;</text:p>
      <text:p text:style-name="P1"><text:tab/>}</text:p>
      <text:p text:style-name="P1"><text:tab/><text:span text:style-name="T2">else</text:span></text:p>
      <text:p text:style-name="P1"><text:tab/>{</text:p>
      <text:p text:style-name="P1"><text:tab/><text:tab/>up = 0;</text:p>
      <text:p text:style-name="P1"><text:tab/>}</text:p>
      <text:p text:style-name="P1">}</text:p>
      <text:p text:style-name="P1"/>
      <text:p text:style-name="P1">MidVal = a * input + PrevInVal - a * PrevMidVal;</text:p>
      <text:p text:style-name="P1">output = a<text:span text:style-name="T1">*MidVal + PrevMidVal - a*PrevOutVal;</text:span></text:p>
      <text:p text:style-name="P1"/>
      <text:p text:style-name="P2">output_out = input + outpu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21T10:42:20.892000000</meta:creation-date>
    <dc:date>2024-09-21T10:56:28.447000000</dc:date>
    <meta:editing-duration>PT3M16S</meta:editing-duration>
    <meta:editing-cycles>1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27" meta:word-count="74" meta:character-count="266" meta:non-whitespace-character-count="199"/>
  </office:meta>
</office:document-meta>
</file>